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FontInfo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bedFontInfo.getFontTrip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FontInfo.setPostScriptName( String postScrip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FontInfo.getSub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FontInfo.getKe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FontInfo.setEmbedd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FontInfo.isEmbed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bedFontInfo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FontInfo.getMetric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FontInfo.getEmbe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FontInfo.getPostScrip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FontInfo.EmbedFontInfo( String metricsFile , boolean kerning , List fontTriplets , String embedFile , String subFo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